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87fc6"/>
    </style:style>
    <style:style style:name="P2" style:family="paragraph" style:parent-style-name="Standard">
      <style:text-properties officeooo:rsid="0019c068" officeooo:paragraph-rsid="0019c068"/>
    </style:style>
    <style:style style:name="P3" style:family="paragraph" style:parent-style-name="Standard">
      <style:text-properties officeooo:paragraph-rsid="001ce184"/>
    </style:style>
    <style:style style:name="P4" style:family="paragraph" style:parent-style-name="Standard">
      <style:text-properties officeooo:paragraph-rsid="001ce184"/>
    </style:style>
    <style:style style:name="P5" style:family="paragraph" style:parent-style-name="Standard">
      <style:text-properties officeooo:rsid="002269d1" officeooo:paragraph-rsid="002269d1"/>
    </style:style>
    <style:style style:name="P6" style:family="paragraph" style:parent-style-name="Standard">
      <style:text-properties officeooo:rsid="002269d1" officeooo:paragraph-rsid="0023642a"/>
    </style:style>
    <style:style style:name="P7" style:family="paragraph" style:parent-style-name="Standard">
      <style:text-properties officeooo:rsid="0019c068" officeooo:paragraph-rsid="0023642a"/>
    </style:style>
    <style:style style:name="P8" style:family="paragraph" style:parent-style-name="Standard">
      <style:text-properties officeooo:paragraph-rsid="0023642a"/>
    </style:style>
    <style:style style:name="P9" style:family="paragraph" style:parent-style-name="Standard">
      <style:paragraph-properties fo:break-before="page"/>
      <style:text-properties officeooo:paragraph-rsid="00187fc6"/>
    </style:style>
    <style:style style:name="T1" style:family="text">
      <style:text-properties officeooo:rsid="00187fc6"/>
    </style:style>
    <style:style style:name="T2" style:family="text">
      <style:text-properties officeooo:rsid="00191f2b"/>
    </style:style>
    <style:style style:name="T3" style:family="text">
      <style:text-properties officeooo:rsid="001938ed"/>
    </style:style>
    <style:style style:name="T4" style:family="text">
      <style:text-properties officeooo:rsid="001a4c4a"/>
    </style:style>
    <style:style style:name="T5" style:family="text">
      <style:text-properties officeooo:rsid="001c3db4"/>
    </style:style>
    <style:style style:name="T6" style:family="text">
      <style:text-properties officeooo:rsid="001ce184"/>
    </style:style>
    <style:style style:name="T7" style:family="text">
      <style:text-properties officeooo:rsid="001d23fa"/>
    </style:style>
    <style:style style:name="T8" style:family="text">
      <style:text-properties officeooo:rsid="0020c047"/>
    </style:style>
    <style:style style:name="T9" style:family="text">
      <style:text-properties officeooo:rsid="0023642a"/>
    </style:style>
    <style:style style:name="T10" style:family="text">
      <style:text-properties officeooo:rsid="002481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Hi everyone, my project focused on communicating and visualizing the gender disparity in NCAA coaching. Coaching is a space dominated by men. While it is very common for men to coach women’s sports, it is exceedingly rare for women to coach men’s sports. This topic has been covered before by outlets such as Forbes and the New York Times, but through all the research I did into this topic, I couldn’t find a single source that dove deep into the data or visualized it in any form. Most just provided verbal factoids, and I think that adding even simple visualizations can help to better show the extent of this issue, and provide a more engaging experience. Simply put, </text:span><text:span text:style-name="T2">my project’s</text:span><text:span text:style-name="T1"> goal is to advocate for more women coaches, particularly in women’s sports. </text:span><text:span text:style-name="T2">I wanted to dive deeper than the other sources I have seen and </text:span><text:span text:style-name="T3">actually</text:span><text:span text:style-name="T2"> show breakdowns by sport and school to provide the information needed for action to be taken on a more local and manageable scale, breaking down the problem from this massive countrywide issue into viewing it on a sport-by-sport and institution-by-institution basis. </text:span><text:span text:style-name="T1">I </text:span><text:span text:style-name="T2">also </text:span><text:span text:style-name="T1">wanted to do this in a way that would be accessible </text:span><text:span text:style-name="T2">to</text:span><text:span text:style-name="T1"> as many people as possible, so I chose to make it in a website format that is easy to understand and use, which I hope means that it can be understood by and impact a vast audience, such as students, faculty, fans, coaches, and athletic directors at the schools shown, </text:span><text:span text:style-name="T3">which I hope, in turn, could lead to action and improvements</text:span><text:span text:style-name="T1">.</text:span></text:p>
      <text:p text:style-name="P8"/>
      <text:p text:style-name="P7">So, actually getting into the contents of my project, I divided it up into a few tabs in this nav bar up here. The first tab is the sort of landing page, <text:span text:style-name="T4">which just gives an overview of the issue. It has this summary stacked bar chart </text:span><text:span text:style-name="T5">that shows that men clearly make up the vast majority of NCAA Division I coaches. I still chose to include some text to guide the viewer and provide background information in conjunction with the visualizations to better explain and exemplify the issue. I also chose to add some images of influential women coaches and related quotes to try and create a deeper connection to the topic.</text:span></text:p>
      <text:p text:style-name="P7"/>
      <text:p text:style-name="P8"><text:span text:style-name="T5">The second tab focuses on looking at the coaching gender disparity in equivalent men’s and women’s sports, so breaking the issue down </text:span><text:span text:style-name="T6">and viewing it through a smaller lens. You can see on the left side here, there’s this drop-down menu that allows you to change the sport being shown in the top chart, and then it shows the coaching gender breakdown in each of the corresponding men’s and women’s sports. My hope is that this could help encourage those involved with these individual sports to see the issue for their individual sport and work to make things better. So, you can see if I change the sport to “Tennis”, the chart changes to reflect the coaching gender breakdown in men’s and women’s tennis. Below that, I have a bit more text </text:span><text:span text:style-name="T7">and another quote, and then another chart that just gives the coaching gender breakdowns for other NCAA DI sports that don’t have an equivalent for the opposite gender.</text:span></text:p>
      <text:p text:style-name="P8"/>
      <text:p text:style-name="P8"><text:span text:style-name="T7">Then on the last tab here, I broke down the coaching statistics by school. So each point on the map is a college or university with at least one Division 1 sport. As you can see right now, it is showing the Percentage of Women’s Sports that are head coached by a woman. So the darker circles are schools that have a higher percentage of women coaching women sports. If I click on a circle, I can click on the U here, an annotation pops up to provide some more info about the school’s coaching. There’s also a drop-down menu on the left where you can change the coach and sport gender that’s shown by the map, so I can switch it instead to Percentage Men’s Sports Head Coached by a Man and you can see almost all the circles turn dark red because the vast majority of men’s sports are coached by men. So, similarly, with this part of the project, I wanted to hold individual institutions </text:span><text:span text:style-name="T8">accountable</text:span><text:span text:style-name="T7">, because I think that improving this issue has to start on a smaller scale. </text:span><text:span text:style-name="T6">I think that it’s very easy for someone to ignore their place in an issue when it is framed as this huge nationwide problem, but I think that providing these breakdowns can help to push for action on a smaller scale that can contribute to </text:span><text:span text:style-name="T7">larger scale overall progress</text:span><text:span text:style-name="T6">.</text:span></text:p>
      <text:p text:style-name="P6">With that, that’s just a brief demo of my project, thank you for listening.</text:p>
      <text:p text:style-name="P9"><text:span text:style-name="T1">Hi everyone, my project focused on communicating and visualizing the gender disparity in NCAA coaching. </text:span><text:span text:style-name="T10">So, c</text:span><text:span text:style-name="T1">oaching is a space dominated by men. While it is very common for men to coach women’s sports, it is exceedingly rare for women to coach men’s sports. Simply put, </text:span><text:span text:style-name="T2">my project’s</text:span><text:span text:style-name="T1"> goal is to advocate for more women coaches, particularly in women’s sports. </text:span><text:span text:style-name="T2">I wanted to dive deeper than the other sources I have seen and </text:span><text:span text:style-name="T3">actually</text:span><text:span text:style-name="T2"> show breakdowns by sport and school to provide the information needed for action to be taken on a more local and manageable scale, breaking down the problem from this massive countrywide issue into viewing it on a sport-by-sport and institution-by-institution basis. </text:span><text:span text:style-name="T1">I </text:span><text:span text:style-name="T2">also </text:span><text:span text:style-name="T1">wanted to do this in a way that would be accessible </text:span><text:span text:style-name="T2">to</text:span><text:span text:style-name="T1"> as many people as possible, so I chose to make it in a website format that is easy to understand and use, which I hope means that it can be </text:span><text:span text:style-name="T9">reached</text:span><text:span text:style-name="T1"> by and impact a vast audience, such as students, faculty, fans, coaches, and athletic directors at the schools shown, </text:span><text:span text:style-name="T3">which, in turn, could lead to action and improvements</text:span><text:span text:style-name="T1">.</text:span></text:p>
      <text:p text:style-name="P1"/>
      <text:p text:style-name="P2">So, actually getting into the contents of my project, I divided it up into a few tabs in this nav bar up here. The first tab is the sort of landing page, <text:span text:style-name="T4">which just gives an overview of the issue. It has this summary stacked bar chart </text:span><text:span text:style-name="T5">that shows that men clearly make up the vast majority of NCAA Division I coaches. I still chose to include some text to guide the viewer and provide background information in conjunction with the visualizations to better explain and exemplify the issue. I also chose to add some images of influential women coaches and related quotes to try and create a deeper connection to the topic.</text:span></text:p>
      <text:p text:style-name="P2"/>
      <text:p text:style-name="P3"><text:span text:style-name="T5">The second tab focuses on looking at the coaching gender disparity in equivalent men’s and women’s sports, so breaking the issue down </text:span><text:span text:style-name="T6">and viewing it through a smaller lens. You can see on the left side here, there’s this drop-down menu that allows you to change the sport being shown in the top chart, and then it shows the coaching gender breakdown in each of the corresponding men’s and women’s sports. My hope is that this could help encourage those involved with these individual sports to see the issue for their individual sport and work to make things better. So, you can see if I change the sport to “Tennis”, the chart changes to reflect the coaching gender breakdown in men’s and women’s tennis. Below that, I have a bit more text </text:span><text:span text:style-name="T7">and another quote, and then another chart that just gives the coaching gender breakdowns for other NCAA DI sports that don’t have an equivalent for the opposite gender.</text:span></text:p>
      <text:p text:style-name="P3"/>
      <text:p text:style-name="P3"><text:span text:style-name="T7">Then on the last tab here, I broke down the coaching statistics by school. So each point on the map is a college or university with at least one Division 1 sport. As you can see right now, it is showing the Percentage of Women’s Sports that are head coached by a woman. So the darker circles are schools that have a higher percentage of women coaching women sports. If I click on a circle, I can click on the U here, an annotation pops up to provide some more info about the school’s coaching. There’s also a drop-down menu on the left where you can change the coach and sport gender that’s shown by the map, so I can switch it instead to Percentage Men’s Sports Head Coached by a Man and you can see almost all the circles turn dark red because the vast majority of men’s sports are coached by men. So, similarly, with this part of the project, I wanted to hold individual institutions </text:span><text:span text:style-name="T8">accountable</text:span><text:span text:style-name="T7">, because I think that improving this issue has to start on a smaller scale. </text:span><text:span text:style-name="T6">I think that it’s very easy for someone to ignore their place in an issue when it is framed as this huge nationwide problem, but I think that providing these breakdowns can help to push for action on a smaller scale that can contribute to </text:span><text:span text:style-name="T7">larger scale overall progress</text:span><text:span text:style-name="T6">.</text:span></text:p>
      <text:p text:style-name="P5">With that, that’s just a brief demo of my project, thank you for listen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2T13:58:44.863950910</meta:creation-date>
    <dc:date>2021-05-04T12:25:26.075056664</dc:date>
    <meta:editing-duration>PT56M38S</meta:editing-duration>
    <meta:editing-cycles>11</meta:editing-cycles>
    <meta:generator>LibreOffice/6.4.7.2$Linux_X86_64 LibreOffice_project/40$Build-2</meta:generator>
    <meta:document-statistic meta:table-count="0" meta:image-count="0" meta:object-count="0" meta:page-count="2" meta:paragraph-count="10" meta:word-count="1488" meta:character-count="8269" meta:non-whitespace-character-count="6791"/>
  </office:meta>
</office:document-meta>
</file>